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aae3a" officeooo:paragraph-rsid="0007e79a" style:font-size-asian="10.5pt" style:font-weight-asian="bold" style:font-size-complex="12pt" style:font-weight-complex="bold"/>
    </style:style>
    <style:style style:name="P2" style:family="paragraph" style:parent-style-name="Standard">
      <style:text-properties fo:color="#006666" fo:font-size="15pt" fo:font-weight="bold" officeooo:rsid="0007e79a" officeooo:paragraph-rsid="0007e79a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6666" fo:font-size="15pt" fo:font-weight="bold" officeooo:rsid="0014eb33" officeooo:paragraph-rsid="0014eb33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color="#006666" fo:font-size="15pt" fo:font-weight="bold" officeooo:rsid="00171ac4" officeooo:paragraph-rsid="00171ac4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color="#006666" style:font-name="Courier 10 Pitch" fo:font-size="15pt" fo:font-weight="bold" officeooo:rsid="00116d97" officeooo:paragraph-rsid="00116d97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color="#006666" style:font-name="Courier 10 Pitch" fo:font-size="15pt" fo:font-weight="bold" officeooo:rsid="00116d97" officeooo:paragraph-rsid="0010893a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color="#006666" style:font-name="Courier 10 Pitch" fo:font-size="15pt" fo:font-weight="bold" officeooo:rsid="00116d97" officeooo:paragraph-rsid="00204dbf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color="#006666" style:font-name="Courier 10 Pitch" fo:font-size="15pt" fo:font-weight="bold" officeooo:rsid="00116d97" officeooo:paragraph-rsid="00211db8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color="#006666" style:font-name="Courier 10 Pitch" fo:font-size="15pt" fo:font-weight="bold" officeooo:rsid="00116d97" officeooo:paragraph-rsid="0023875e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color="#006666" style:font-name="Courier 10 Pitch" fo:font-size="15pt" fo:font-weight="bold" officeooo:rsid="00116d97" officeooo:paragraph-rsid="002dc830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color="#006666" style:font-name="Courier 10 Pitch" fo:font-size="15pt" fo:font-weight="bold" officeooo:rsid="00116d97" officeooo:paragraph-rsid="003668ca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color="#006666" style:font-name="Courier 10 Pitch" fo:font-size="15pt" fo:font-weight="bold" officeooo:rsid="0014eb33" officeooo:paragraph-rsid="0014eb33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color="#006666" style:font-name="Courier 10 Pitch" fo:font-size="15pt" fo:font-weight="bold" officeooo:rsid="00196226" officeooo:paragraph-rsid="00196226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color="#006666" style:font-name="Courier 10 Pitch" fo:font-size="15pt" fo:font-weight="bold" officeooo:rsid="002280dd" officeooo:paragraph-rsid="002280dd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color="#006666" style:font-name="Courier 10 Pitch" fo:font-size="15pt" fo:font-weight="bold" officeooo:rsid="0007e79a" officeooo:paragraph-rsid="0007e79a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6666" style:font-name="Courier 10 Pitch" fo:font-size="15pt" fo:font-weight="bold" officeooo:rsid="0007e79a" officeooo:paragraph-rsid="000de9b4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006666" style:font-name="Courier 10 Pitch" fo:font-size="15pt" fo:font-weight="bold" officeooo:rsid="0007e79a" officeooo:paragraph-rsid="000f8fba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6666" style:font-name="Courier 10 Pitch" fo:font-size="15pt" fo:font-weight="bold" officeooo:rsid="0007e79a" officeooo:paragraph-rsid="002bf896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006666" style:font-name="Courier 10 Pitch" fo:font-size="15pt" fo:font-weight="bold" officeooo:rsid="0008a2aa" officeooo:paragraph-rsid="0008a2aa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006666" style:font-name="Courier 10 Pitch" fo:font-size="15pt" fo:font-weight="bold" officeooo:rsid="0008a2aa" officeooo:paragraph-rsid="000e183a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6666" style:font-name="Courier 10 Pitch" fo:font-size="12pt" fo:font-weight="bold" officeooo:rsid="0008a2aa" officeooo:paragraph-rsid="0008a2aa" style:font-size-asian="10.5pt" style:font-weight-asian="bold" style:font-size-complex="12pt" style:font-weight-complex="bold"/>
    </style:style>
    <style:style style:name="P22" style:family="paragraph" style:parent-style-name="Standard">
      <style:text-properties fo:color="#006666" style:font-name="Courier 10 Pitch" fo:font-size="12pt" fo:font-weight="bold" officeooo:rsid="0007e79a" officeooo:paragraph-rsid="0007e79a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006666" style:font-name="Courier 10 Pitch" fo:font-size="12pt" fo:font-weight="bold" officeooo:rsid="00116d97" officeooo:paragraph-rsid="00116d97" style:font-size-asian="10.5pt" style:font-weight-asian="bold" style:font-size-complex="12pt" style:font-weight-complex="bold"/>
    </style:style>
    <style:style style:name="P24" style:family="paragraph" style:parent-style-name="Standard">
      <style:text-properties fo:color="#006666" style:font-name="Courier 10 Pitch" fo:font-size="12pt" fo:font-weight="bold" officeooo:rsid="00116d97" officeooo:paragraph-rsid="00284b3d" style:font-size-asian="10.5pt" style:font-weight-asian="bold" style:font-size-complex="12pt" style:font-weight-complex="bold"/>
    </style:style>
    <style:style style:name="P25" style:family="paragraph" style:parent-style-name="Standard">
      <style:text-properties fo:color="#006666" style:font-name="Courier 10 Pitch" fo:font-size="12pt" fo:font-weight="bold" officeooo:rsid="00116d97" officeooo:paragraph-rsid="0028974c" style:font-size-asian="10.5pt" style:font-weight-asian="bold" style:font-size-complex="12pt" style:font-weight-complex="bold"/>
    </style:style>
    <style:style style:name="P26" style:family="paragraph" style:parent-style-name="Standard">
      <style:text-properties fo:color="#006666" style:font-name="Courier 10 Pitch" fo:font-size="12pt" fo:font-weight="bold" officeooo:rsid="00116d97" officeooo:paragraph-rsid="002cc694" style:font-size-asian="10.5pt" style:font-weight-asian="bold" style:font-size-complex="12pt" style:font-weight-complex="bold"/>
    </style:style>
    <style:style style:name="P27" style:family="paragraph" style:parent-style-name="Standard">
      <style:text-properties fo:color="#006666" style:font-name="Courier 10 Pitch" fo:font-size="12pt" fo:font-weight="bold" officeooo:rsid="00116d97" officeooo:paragraph-rsid="002f2b69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006666" style:font-name="Courier 10 Pitch" fo:font-size="12pt" fo:font-weight="bold" officeooo:rsid="00116d97" officeooo:paragraph-rsid="0032521b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006666" style:font-name="Courier 10 Pitch" fo:font-size="12pt" fo:font-weight="bold" officeooo:rsid="00116d97" officeooo:paragraph-rsid="0034dc8c" style:font-size-asian="10.5pt" style:font-weight-asian="bold" style:font-size-complex="12pt" style:font-weight-complex="bold"/>
    </style:style>
    <style:style style:name="P30" style:family="paragraph" style:parent-style-name="Standard">
      <style:text-properties fo:color="#006666" style:font-name="Courier 10 Pitch" fo:font-size="12pt" fo:font-weight="bold" officeooo:rsid="00116d97" officeooo:paragraph-rsid="003b52b3" style:font-size-asian="10.5pt" style:font-weight-asian="bold" style:font-size-complex="12pt" style:font-weight-complex="bold"/>
    </style:style>
    <style:style style:name="P31" style:family="paragraph" style:parent-style-name="Standard">
      <style:text-properties fo:color="#006666" style:font-name="Courier 10 Pitch" fo:font-size="12pt" fo:font-weight="bold" officeooo:rsid="0014eb33" officeooo:paragraph-rsid="0014eb33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006666" style:font-name="Courier 10 Pitch" fo:font-size="12pt" fo:font-weight="bold" officeooo:rsid="0007e79a" officeooo:paragraph-rsid="0023875e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Courier 10 Pitch" fo:font-size="20pt" fo:font-weight="bold" officeooo:rsid="0010893a" officeooo:paragraph-rsid="0010893a" style:font-size-asian="20pt" style:font-weight-asian="bold" style:font-size-complex="20pt" style:font-weight-complex="bold"/>
    </style:style>
    <style:style style:name="P34" style:family="paragraph" style:parent-style-name="Standard">
      <style:text-properties fo:color="#000000" style:font-name="Courier 10 Pitch" fo:font-size="12pt" fo:font-weight="bold" officeooo:rsid="0008a2aa" officeooo:paragraph-rsid="0007e79a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000000" style:font-name="Courier 10 Pitch" fo:font-size="12pt" fo:font-weight="bold" officeooo:rsid="0010893a" officeooo:paragraph-rsid="0010893a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0aae3a" officeooo:paragraph-rsid="0007e79a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40pt" fo:font-weight="bold" officeooo:rsid="000aae3a" officeooo:paragraph-rsid="0007e79a" style:font-size-asian="40pt" style:font-weight-asian="bold" style:font-size-complex="40pt" style:font-weight-complex="bold"/>
    </style:style>
    <style:style style:name="P38" style:family="paragraph" style:parent-style-name="Standard">
      <style:text-properties style:font-name="Courier 10 Pitch" fo:font-size="20pt" fo:font-weight="bold" officeooo:rsid="0007e79a" officeooo:paragraph-rsid="0007e79a" style:font-size-asian="20pt" style:font-weight-asian="bold" style:font-size-complex="20pt" style:font-weight-complex="bold"/>
    </style:style>
    <style:style style:name="P39" style:family="paragraph" style:parent-style-name="Standard">
      <style:text-properties style:font-name="Courier 10 Pitch" fo:font-size="12pt" fo:font-weight="bold" officeooo:rsid="0007e79a" officeooo:paragraph-rsid="0007e79a" style:font-size-asian="10.5pt" style:font-weight-asian="bold" style:font-size-complex="12pt" style:font-weight-complex="bold"/>
    </style:style>
    <style:style style:name="P40" style:family="paragraph" style:parent-style-name="Standard">
      <style:text-properties style:font-name="Courier 10 Pitch" fo:font-size="12pt" fo:font-weight="bold" officeooo:rsid="000aae3a" officeooo:paragraph-rsid="0007e79a" style:font-size-asian="10.5pt" style:font-weight-asian="bold" style:font-size-complex="12pt" style:font-weight-complex="bold"/>
    </style:style>
    <style:style style:name="P41" style:family="paragraph" style:parent-style-name="Standard">
      <style:text-properties style:font-name="Courier 10 Pitch" fo:font-size="12pt" officeooo:paragraph-rsid="000c0232"/>
    </style:style>
    <style:style style:name="P42" style:family="paragraph" style:parent-style-name="Standard">
      <style:text-properties style:font-name="Courier 10 Pitch" fo:font-size="12pt" officeooo:paragraph-rsid="002bf896"/>
    </style:style>
    <style:style style:name="P43" style:family="paragraph" style:parent-style-name="Standard">
      <style:text-properties style:font-name="Courier 10 Pitch" fo:font-size="40pt" fo:font-weight="bold" officeooo:rsid="0018b3d3" officeooo:paragraph-rsid="0018b3d3" style:font-size-asian="40pt" style:font-weight-asian="bold" style:font-size-complex="40pt" style:font-weight-complex="bold"/>
    </style:style>
    <style:style style:name="P44" style:family="paragraph" style:parent-style-name="Standard">
      <style:text-properties style:font-name="Courier 10 Pitch" fo:font-size="40pt" fo:font-weight="bold" officeooo:rsid="000aae3a" officeooo:paragraph-rsid="0007e79a" style:font-size-asian="40pt" style:font-weight-asian="bold" style:font-size-complex="40pt" style:font-weight-complex="bold"/>
    </style:style>
    <style:style style:name="P45" style:family="paragraph" style:parent-style-name="Standard">
      <style:text-properties style:font-name="Courier 10 Pitch" fo:font-size="15pt" fo:font-weight="bold" officeooo:rsid="0007e79a" officeooo:paragraph-rsid="0007e79a" style:font-size-asian="13.1000003814697pt" style:font-weight-asian="bold" style:font-size-complex="15pt" style:font-weight-complex="bold"/>
    </style:style>
    <style:style style:name="P46" style:family="paragraph" style:parent-style-name="Standard">
      <style:text-properties officeooo:paragraph-rsid="00347f51"/>
    </style:style>
    <style:style style:name="P47" style:family="paragraph" style:parent-style-name="Standard">
      <style:text-properties officeooo:paragraph-rsid="0034dc8c"/>
    </style:style>
    <style:style style:name="P48" style:family="paragraph" style:parent-style-name="Standard">
      <style:text-properties officeooo:paragraph-rsid="0037d6d6"/>
    </style:style>
    <style:style style:name="P49" style:family="paragraph" style:parent-style-name="Standard">
      <style:text-properties officeooo:paragraph-rsid="003b52b3"/>
    </style:style>
    <style:style style:name="T1" style:family="text">
      <style:text-properties fo:color="#000000" fo:font-weight="normal" officeooo:rsid="0008a2aa" style:font-size-asian="10.5pt" style:font-weight-asian="normal" style:font-size-complex="12pt" style:font-weight-complex="normal"/>
    </style:style>
    <style:style style:name="T2" style:family="text">
      <style:text-properties fo:color="#000000" fo:font-weight="normal" officeooo:rsid="000c0232" style:font-size-asian="10.5pt" style:font-weight-asian="normal" style:font-size-complex="12pt" style:font-weight-complex="normal"/>
    </style:style>
    <style:style style:name="T3" style:family="text">
      <style:text-properties fo:color="#000000" fo:font-weight="normal" officeooo:rsid="000e183a" style:font-size-asian="10.5pt" style:font-weight-asian="normal" style:font-size-complex="12pt" style:font-weight-complex="normal"/>
    </style:style>
    <style:style style:name="T4" style:family="text">
      <style:text-properties fo:color="#000000" fo:font-weight="normal" officeooo:rsid="0008a2aa" style:font-size-asian="12pt" style:font-weight-asian="normal" style:font-size-complex="12pt" style:font-weight-complex="normal"/>
    </style:style>
    <style:style style:name="T5" style:family="text">
      <style:text-properties fo:color="#000000" fo:font-weight="normal" officeooo:rsid="00284b3d" style:font-weight-asian="normal" style:font-weight-complex="normal"/>
    </style:style>
    <style:style style:name="T6" style:family="text">
      <style:text-properties fo:color="#000000" fo:font-weight="normal" officeooo:rsid="0028974c" style:font-weight-asian="normal" style:font-weight-complex="normal"/>
    </style:style>
    <style:style style:name="T7" style:family="text">
      <style:text-properties fo:color="#000000" fo:font-weight="normal" officeooo:rsid="002a24ce" style:font-weight-asian="normal" style:font-weight-complex="normal"/>
    </style:style>
    <style:style style:name="T8" style:family="text">
      <style:text-properties fo:color="#000000" fo:font-weight="normal" officeooo:rsid="002cc694" style:font-weight-asian="normal" style:font-weight-complex="normal"/>
    </style:style>
    <style:style style:name="T9" style:family="text">
      <style:text-properties fo:color="#000000" fo:font-weight="normal" officeooo:rsid="0031780c" style:font-weight-asian="normal" style:font-weight-complex="normal"/>
    </style:style>
    <style:style style:name="T10" style:family="text">
      <style:text-properties fo:color="#000000" fo:font-weight="normal" officeooo:rsid="0032521b" style:font-weight-asian="normal" style:font-weight-complex="normal"/>
    </style:style>
    <style:style style:name="T11" style:family="text">
      <style:text-properties fo:color="#000000" fo:font-weight="normal" officeooo:rsid="0037ffdb" style:font-weight-asian="normal" style:font-weight-complex="normal"/>
    </style:style>
    <style:style style:name="T12" style:family="text">
      <style:text-properties fo:color="#000000" fo:font-weight="normal" officeooo:rsid="003d7700" style:font-weight-asian="normal" style:font-weight-complex="normal"/>
    </style:style>
    <style:style style:name="T13" style:family="text">
      <style:text-properties fo:color="#000000" fo:font-size="12pt" fo:font-weight="normal" officeooo:rsid="000de9b4" style:font-size-asian="10.5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0e183a" style:font-size-asian="10.5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0f8fba" style:font-size-asian="10.5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10893a" style:font-size-asian="10.5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1af41b" style:font-size-asian="10.5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1c8349" style:font-size-asian="10.5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1ddd44" style:font-size-asian="10.5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204dbf" style:font-size-asian="10.5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211db8" style:font-size-asian="10.5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2280dd" style:font-size-asian="10.5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23875e" style:font-size-asian="10.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08a2aa" style:font-size-asian="10.5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3668ca" style:font-size-asian="10.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0e183a" style:font-size-asian="12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0f8fba" style:font-size-asian="12pt" style:font-weight-asian="normal" style:font-size-complex="12pt" style:font-weight-complex="normal"/>
    </style:style>
    <style:style style:name="T28" style:family="text">
      <style:text-properties fo:color="#000000" fo:font-size="12pt" officeooo:rsid="001c8349" style:font-size-asian="10.5pt" style:font-size-complex="12pt"/>
    </style:style>
    <style:style style:name="T29" style:family="text">
      <style:text-properties fo:color="#000000" fo:font-size="9pt" fo:font-weight="normal" officeooo:rsid="002cc694" style:font-size-asian="7.84999990463257pt" style:font-weight-asian="normal" style:font-size-complex="9pt" style:font-weight-complex="normal"/>
    </style:style>
    <style:style style:name="T30" style:family="text">
      <style:text-properties fo:color="#000000" style:font-name="Courier 10 Pitch" fo:font-size="12pt" fo:font-weight="normal" officeooo:rsid="00284b3d" style:font-size-asian="10.5pt" style:font-weight-asian="normal" style:font-size-complex="12pt" style:font-weight-complex="normal"/>
    </style:style>
    <style:style style:name="T31" style:family="text">
      <style:text-properties fo:color="#000000" style:font-name="Courier 10 Pitch" fo:font-size="12pt" fo:font-weight="normal" officeooo:rsid="0028974c" style:font-size-asian="10.5pt" style:font-weight-asian="normal" style:font-size-complex="12pt" style:font-weight-complex="normal"/>
    </style:style>
    <style:style style:name="T32" style:family="text">
      <style:text-properties fo:color="#000000" style:font-name="Courier 10 Pitch" fo:font-size="12pt" fo:font-weight="normal" officeooo:rsid="003296e5" style:font-size-asian="10.5pt" style:font-weight-asian="normal" style:font-size-complex="12pt" style:font-weight-complex="normal"/>
    </style:style>
    <style:style style:name="T33" style:family="text">
      <style:text-properties fo:color="#000000" style:font-name="Courier 10 Pitch" fo:font-size="12pt" fo:font-weight="normal" officeooo:rsid="00347f51" style:font-size-asian="10.5pt" style:font-weight-asian="normal" style:font-size-complex="12pt" style:font-weight-complex="normal"/>
    </style:style>
    <style:style style:name="T34" style:family="text">
      <style:text-properties fo:color="#000000" style:font-name="Courier 10 Pitch" fo:font-size="12pt" fo:font-weight="normal" officeooo:rsid="0037d6d6" style:font-size-asian="10.5pt" style:font-weight-asian="normal" style:font-size-complex="12pt" style:font-weight-complex="normal"/>
    </style:style>
    <style:style style:name="T35" style:family="text">
      <style:text-properties fo:color="#000000" style:font-name="Courier 10 Pitch" fo:font-size="12pt" fo:font-weight="normal" officeooo:rsid="0037ffdb" style:font-size-asian="10.5pt" style:font-weight-asian="normal" style:font-size-complex="12pt" style:font-weight-complex="normal"/>
    </style:style>
    <style:style style:name="T36" style:family="text">
      <style:text-properties fo:color="#000000" style:font-name="Courier 10 Pitch" fo:font-size="12pt" fo:font-weight="normal" officeooo:rsid="0039e225" style:font-size-asian="10.5pt" style:font-weight-asian="normal" style:font-size-complex="12pt" style:font-weight-complex="normal"/>
    </style:style>
    <style:style style:name="T37" style:family="text">
      <style:text-properties fo:color="#000000" style:font-name="Courier 10 Pitch" fo:font-size="12pt" fo:font-weight="normal" officeooo:rsid="003b52b3" style:font-size-asian="10.5pt" style:font-weight-asian="normal" style:font-size-complex="12pt" style:font-weight-complex="normal"/>
    </style:style>
    <style:style style:name="T38" style:family="text">
      <style:text-properties fo:color="#000000" style:font-name="Courier 10 Pitch" fo:font-size="12pt" fo:font-weight="normal" officeooo:rsid="003b52b3" style:font-size-asian="12pt" style:font-weight-asian="normal" style:font-size-complex="12pt" style:font-weight-complex="normal"/>
    </style:style>
    <style:style style:name="T39" style:family="text">
      <style:text-properties fo:color="#000000" style:font-name="Courier 10 Pitch" fo:font-weight="normal" officeooo:rsid="003296e5" style:font-weight-asian="normal" style:font-weight-complex="normal"/>
    </style:style>
    <style:style style:name="T40" style:family="text">
      <style:text-properties officeooo:rsid="0008a2aa"/>
    </style:style>
    <style:style style:name="T41" style:family="text">
      <style:text-properties fo:font-weight="bold" officeooo:rsid="0007e79a" style:font-size-asian="10.5pt" style:font-weight-asian="bold" style:font-size-complex="12pt" style:font-weight-complex="bold"/>
    </style:style>
    <style:style style:name="T42" style:family="text">
      <style:text-properties fo:font-weight="normal" officeooo:rsid="0008a2aa" style:font-size-asian="10.5pt" style:font-weight-asian="normal" style:font-size-complex="12pt" style:font-weight-complex="normal"/>
    </style:style>
    <style:style style:name="T43" style:family="text">
      <style:text-properties fo:font-weight="normal" style:font-size-asian="12pt" style:font-weight-asian="normal" style:font-size-complex="12pt" style:font-weight-complex="normal"/>
    </style:style>
    <style:style style:name="T44" style:family="text">
      <style:text-properties fo:font-weight="normal" officeooo:rsid="000c0232" style:font-size-asian="12pt" style:font-weight-asian="normal" style:font-size-complex="12pt" style:font-weight-complex="normal"/>
    </style:style>
    <style:style style:name="T45" style:family="text">
      <style:text-properties fo:font-weight="normal" officeooo:rsid="000a34c6" style:font-size-asian="12pt" style:font-weight-asian="normal" style:font-size-complex="12pt" style:font-weight-complex="normal"/>
    </style:style>
    <style:style style:name="T46" style:family="text">
      <style:text-properties fo:font-weight="normal" officeooo:rsid="0013c48a" style:font-size-asian="12pt" style:font-weight-asian="normal" style:font-size-complex="12pt" style:font-weight-complex="normal"/>
    </style:style>
    <style:style style:name="T47" style:family="text">
      <style:text-properties fo:color="#006666" style:font-name="Courier 10 Pitch" fo:font-size="15pt" fo:font-weight="bold" officeooo:rsid="00116d97" style:font-size-asian="13.1000003814697pt" style:font-weight-asian="bold" style:font-size-complex="15pt" style:font-weight-complex="bold"/>
    </style:style>
    <style:style style:name="T48" style:family="text">
      <style:text-properties fo:color="#006666" style:font-name="Courier 10 Pitch" fo:font-size="15pt" fo:font-weight="bold" officeooo:rsid="003b52b3" style:font-size-asian="13.1000003814697pt" style:font-weight-asian="bold" style:font-size-complex="15pt" style:font-weight-complex="bold"/>
    </style:style>
    <style:style style:name="T49" style:family="text">
      <style:text-properties fo:color="#006666" style:font-name="Courier 10 Pitch" fo:font-size="12pt" fo:font-weight="bold" officeooo:rsid="00116d97" style:font-size-asian="10.5pt" style:font-weight-asian="bold" style:font-size-complex="12pt" style:font-weight-complex="bold"/>
    </style:style>
    <style:style style:name="T50" style:family="text">
      <style:text-properties fo:color="#006666" style:font-name="Courier 10 Pitch" fo:font-size="12pt" fo:font-weight="bold" officeooo:rsid="003b52b3" style:font-size-asian="12pt" style:font-weight-asian="bold" style:font-size-complex="12pt" style:font-weight-complex="bold"/>
    </style:style>
    <style:style style:name="T51" style:family="text">
      <style:text-properties fo:color="#006666" style:font-name="Courier 10 Pitch" fo:font-size="12pt" fo:font-weight="normal" officeooo:rsid="003b52b3" style:font-size-asian="12pt" style:font-weight-asian="normal" style:font-size-complex="12pt" style:font-weight-complex="normal"/>
    </style:style>
    <style:style style:name="T52" style:family="text">
      <style:text-properties officeooo:rsid="00116d97"/>
    </style:style>
    <style:style style:name="T53" style:family="text">
      <style:text-properties officeooo:rsid="0014eb33"/>
    </style:style>
    <style:style style:name="T54" style:family="text">
      <style:text-properties officeooo:rsid="0018b3d3"/>
    </style:style>
    <style:style style:name="T55" style:family="text">
      <style:text-properties officeooo:rsid="001c8349"/>
    </style:style>
    <style:style style:name="T56" style:family="text">
      <style:text-properties fo:font-size="15pt" style:font-size-asian="13.1000003814697pt" style:font-size-complex="15pt"/>
    </style:style>
    <style:style style:name="T57" style:family="text">
      <style:text-properties officeooo:rsid="00204dbf"/>
    </style:style>
    <style:style style:name="T58" style:family="text">
      <style:text-properties officeooo:rsid="002280dd"/>
    </style:style>
    <style:style style:name="T59" style:family="text">
      <style:text-properties style:font-name="Courier 10 Pitc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7"/>
      <text:p text:style-name="P44"/>
      <text:p text:style-name="P43">Application</text:p>
      <text:p text:style-name="P44">D.D.C.S.P.P.</text:p>
      <text:p text:style-name="P40"><text:span text:style-name="T54">Code Académie </text:span>2016</text:p>
      <text:p text:style-name="P4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8">1- Introduction</text:p>
      <text:p text:style-name="P45"/>
      <text:p text:style-name="P45"/>
      <text:p text:style-name="P14">1.1 Présentation du client</text:p>
      <text:p text:style-name="P39"/>
      <text:p text:style-name="P39"/>
      <text:p text:style-name="P15">1.<text:span text:style-name="T58">2</text:span> <text:s/>About <text:span text:style-name="T40">us</text:span></text:p>
      <text:p text:style-name="P39"/>
      <text:p text:style-name="P39"/>
      <text:p text:style-name="P15">1.<text:span text:style-name="T58">3</text:span> Présentation du projet</text:p>
      <text:p text:style-name="P22"/>
      <text:p text:style-name="P41"><text:span text:style-name="T41"><text:tab/></text:span><text:span text:style-name="T42">L’a</text:span><text:span text:style-name="T1">pplication ddcspp est une plateforme de partage de fichiers images, vidéos, sons et textes visant à promouvoir un sujet de société donné lors d’événements. </text:span><text:span text:style-name="T4">Elle sera disponible via un site </text:span><text:span text:style-name="T43">internet, ainsi que sur les principaux terminaux mobiles et tablettes.</text:span></text:p>
      <text:p text:style-name="P41"><text:span text:style-name="T44"><text:tab/>C</text:span><text:span text:style-name="T45">ommandée à la codeAcadémie par un service de l’État, la Direction départementale de la cohésion sociale et de la protection des populations, </text:span><text:span text:style-name="T44">dans le but actuel de promouvoir la mixité homme</text:span><text:span text:style-name="T46">s</text:span><text:span text:style-name="T44">/femme</text:span><text:span text:style-name="T46">s</text:span><text:span text:style-name="T44"> dans le monde du travail</text:span><text:span text:style-name="T45"> </text:span><text:span text:style-name="T44">durant un événement sur le même sujet se déroulant en Décembre 2016.</text:span></text:p>
      <text:p text:style-name="P42"><text:span text:style-name="T44"><text:tab/>La première version de </text:span><text:span text:style-name="T3">l’</text:span><text:span text:style-name="T1">application</text:span><text:span text:style-name="T44"> </text:span><text:span text:style-name="T1">ddcspp </text:span><text:span text:style-name="T2">servira de test, et sera éventuellement réutilisée lors d’événements similaires.</text:span><text:span text:style-name="T44"> </text:span><text:span text:style-name="T45"><text:s/></text:span></text:p>
      <text:p text:style-name="P34"/>
      <text:p text:style-name="P39"/>
      <text:p text:style-name="P16">1.<text:span text:style-name="T58">4</text:span> Objectif du projet<text:tab/></text:p>
      <text:p text:style-name="P32"><text:tab/></text:p>
      <text:p text:style-name="P18"><text:span text:style-name="T14"><text:tab/>L</text:span><text:span text:style-name="T13">’objectif de </text:span><text:span text:style-name="T14">l’</text:span><text:span text:style-name="T24">application</text:span><text:span text:style-name="T13"> ddcspp est de promouvoir un sujet d</text:span><text:span text:style-name="T14">e société</text:span><text:span text:style-name="T13">.</text:span></text:p>
      <text:p text:style-name="P18"><text:span text:style-name="T13">Pour atteindre ce but </text:span><text:span text:style-name="T14">l’</text:span><text:span text:style-name="T24">application</text:span><text:span text:style-name="T13"> repose sur un </text:span><text:span text:style-name="T14">système</text:span><text:span text:style-name="T13"> de partage et de consultation de médias </text:span><text:span text:style-name="T15">liés à </text:span><text:span text:style-name="T16">s</text:span><text:span text:style-name="T15">es </text:span><text:span text:style-name="T16">thèmes</text:span><text:span text:style-name="T13">.</text:span></text:p>
      <text:p text:style-name="P17"><text:span text:style-name="T14">Elle</text:span><text:span text:style-name="T13"> sera ludique, facile d’utilisation </text:span><text:span text:style-name="T16">et accessible à tous</text:span><text:span text:style-name="T13">. </text:span></text:p>
      <text:p text:style-name="P22"/>
      <text:p text:style-name="P22"/>
      <text:p text:style-name="P19">1.<text:span text:style-name="T58">5</text:span> Cible</text:p>
      <text:p text:style-name="P21"/>
      <text:p text:style-name="P20"><text:span text:style-name="T26"><text:tab/>Les jeunes sont prioritairement visés </text:span><text:span text:style-name="T27">par cette application, pour se faire elle mise sur un design à la fois ludique et dynamique.</text:span></text:p>
      <text:p text:style-name="P15"/>
      <text:p text:style-name="P2"><text:tab/></text:p>
      <text:p text:style-name="P2"><text:tab/><text:tab/><text:tab/><text:tab/><text:tab/><text:tab/><text:tab/><text:tab/><text:tab/><text:tab/><text:tab/><text:tab/><text:tab/> <text:s text:c="3"/></text:p>
      <text:p text:style-name="P33"/>
      <text:p text:style-name="P33"/>
      <text:p text:style-name="P35"/>
      <text:p text:style-name="P33"><text:soft-page-break/>2- <text:span text:style-name="T52">Spécifications fonctionnelles</text:span></text:p>
      <text:p text:style-name="P6"/>
      <text:p text:style-name="P5"/>
      <text:p text:style-name="P5">2.<text:span text:style-name="T53">1</text:span> Description des fonctionnalités</text:p>
      <text:p text:style-name="P23"/>
      <text:p text:style-name="P27"><text:span text:style-name="T56"><text:tab/>- </text:span><text:span text:style-name="T5">L’administrateur</text:span>*<text:span text:style-name="T5"> définis </text:span><text:span text:style-name="T8">à son envie</text:span><text:span text:style-name="T5"> les </text:span><text:span text:style-name="T11">rôles et</text:span><text:span text:style-name="T5"> droits <text:s/><text:tab/> <text:s/>des utilisateur</text:span><text:span text:style-name="T6">s </text:span><text:span text:style-name="T5">connectés, </text:span><text:span text:style-name="T12">qui sont </text:span><text:span text:style-name="T5">:</text:span></text:p>
      <text:p text:style-name="P27"><text:span text:style-name="T5"/></text:p>
      <text:p text:style-name="P26"><text:span text:style-name="T5"><text:tab/><text:tab/>- </text:span><text:span text:style-name="T7">Définir le rôle (utilisateur, modérateur, <text:tab/><text:tab/><text:tab/> <text:s text:c="6"/><text:tab/> <text:s text:c="6"/>administrateur</text:span>*<text:span text:style-name="T7">).</text:span></text:p>
      <text:p text:style-name="P46"><text:span text:style-name="T30"><text:tab/><text:tab/>- </text:span><text:span text:style-name="T31">Publier du contenus </text:span><text:span text:style-name="T32">(texte, image, son, vidéo)</text:span><text:span text:style-name="T31"> </text:span><text:span text:style-name="T32">qui <text:tab/><text:tab/> <text:s text:c="6"/>contiendra un titre, la date de création, un champ de <text:tab/><text:tab/> <text:s/>description,</text:span><text:span text:style-name="T33">u</text:span><text:span text:style-name="T39">n champ de saisie pour le(s) media(s)</text:span><text:span text:style-name="T32"> <text:tab/><text:tab/> <text:s text:c="6"/>ainsi qu’un permalien </text:span><text:span text:style-name="T35">pour le partage sur réseaux <text:tab/><text:tab/> <text:s text:c="6"/>sociaux</text:span><text:span text:style-name="T32">.<text:tab/> </text:span></text:p>
      <text:p text:style-name="P24"><text:span text:style-name="T6"><text:tab/><text:tab/>- Changer le format des blocs médias.</text:span></text:p>
      <text:p text:style-name="P25"><text:span text:style-name="T6"><text:tab/><text:tab/>- </text:span><text:span text:style-name="T7">C</text:span><text:span text:style-name="T6">hanger le background ainsi que son opacité.</text:span></text:p>
      <text:p text:style-name="P25"><text:span text:style-name="T6"><text:tab/><text:tab/>- </text:span><text:span text:style-name="T7">Créer </text:span><text:span text:style-name="T9">et administrer</text:span><text:span text:style-name="T7"> un compte utilisateur (si il est</text:span><text:span text:style-name="T9"> <text:tab/><text:tab/> <text:s/></text:span><text:span text:style-name="T7">administrateur).</text:span></text:p>
      <text:p text:style-name="P30"><text:span text:style-name="T7"><text:tab/><text:tab/><text:tab/><text:tab/><text:tab/><text:tab/><text:tab/><text:tab/><text:tab/><text:tab/></text:span>*<text:span text:style-name="T29">Termes provisoires.</text:span></text:p>
      <text:p text:style-name="P25"><text:span text:style-name="T7"/></text:p>
      <text:p text:style-name="P47"><text:span text:style-name="T49"><text:tab/></text:span><text:span text:style-name="T47">- </text:span><text:span text:style-name="T59">Chaque contenu sera séparé, ainsi ils seront tous affichés <text:tab/> <text:s/>séparément sur la page d'accueil du site. A l'exception des <text:s text:c="2"/><text:tab/> <text:s/>images qui pourront contenir un son également. Le son <text:tab/> <text:s/><text:tab/> <text:s/>associé à l'image ne saura nullement obligatoire.</text:span></text:p>
      <text:p text:style-name="P47"><text:span text:style-name="T59"/></text:p>
      <text:p text:style-name="P48"><text:span text:style-name="T47"><text:tab/>- </text:span><text:span text:style-name="T34">Contenus médias présentés sous forme de blocs disposé</text:span><text:span text:style-name="T36">s</text:span><text:span text:style-name="T34"> dans <text:tab/> <text:s/>un grand dashboard.</text:span></text:p>
      <text:p text:style-name="P48"><text:span text:style-name="T34"/></text:p>
      <text:p text:style-name="P49"><text:span text:style-name="T34"><text:tab/></text:span><text:span text:style-name="T47">- </text:span><text:span text:style-name="T34">Si un utilisateur connecté ou non connecté clique sur un <text:tab/> <text:s/>bloc, celui-ci s'agrandit afin de prendre toute la taille <text:tab/> <text:s/>de la page et afficher les médias.</text:span></text:p>
      <text:p text:style-name="P49"><text:span text:style-name="T34"/></text:p>
      <text:p text:style-name="P49"><text:span text:style-name="T34"><text:tab/></text:span><text:span text:style-name="T47">- </text:span><text:span text:style-name="T38">S</text:span><text:span text:style-name="T34">i un son ou une vidé</text:span><text:span text:style-name="T37">o</text:span><text:span text:style-name="T34"> est incorporée dans le bloc, le <text:tab/> <text:s/><text:tab/> <text:s/>media devra se lancer automatiquement lors de </text:span><text:span text:style-name="T37">son <text:tab/> <text:s/><text:tab/> <text:tab/> <text:s/></text:span><text:span text:style-name="T34">ouverture. Une interface de contrôles du média sera <text:tab/><text:tab/> <text:s/>affichée.</text:span></text:p>
      <text:p text:style-name="P29"><text:tab/><text:tab/><text:tab/><text:tab/><text:tab/><text:tab/><text:tab/><text:tab/><text:tab/></text:p>
      <text:p text:style-name="P23"><text:tab/><text:tab/><text:tab/><text:tab/><text:tab/><text:tab/><text:tab/><text:tab/><text:tab/><text:tab/> <text:s/></text:p>
      <text:p text:style-name="P5">2.<text:span text:style-name="T53">2</text:span> <text:span text:style-name="T53">Contraintes techniques et budgétaires</text:span></text:p>
      <text:p text:style-name="P23"/>
      <text:p text:style-name="P5"><text:tab/>- <text:span text:style-name="T22">Single page application.</text:span></text:p>
      <text:p text:style-name="P10"><text:span text:style-name="T22"><text:tab/></text:span><text:span text:style-name="T55">- </text:span><text:span text:style-name="T18">Facile d’utilisation.</text:span></text:p>
      <text:p text:style-name="P5"><text:tab/>- <text:span text:style-name="T17">Application légère pouvant être fortement sollicitée. <text:s/></text:span></text:p>
      <text:p text:style-name="P5"><text:tab/>- <text:span text:style-name="T18">Responsive, afin d’être </text:span><text:span text:style-name="T19">visible</text:span><text:span text:style-name="T18"> sur tout supports (p.c, <text:tab/> <text:s/><text:tab/> <text:s/>smartphones, tablettes).</text:span></text:p>
      <text:p text:style-name="P7"><text:soft-page-break/><text:span text:style-name="T18"><text:tab/></text:span><text:span text:style-name="T55">- </text:span><text:span text:style-name="T19">Liens médias compatible avec réseaux sociaux.<text:tab/></text:span></text:p>
      <text:p text:style-name="P7"><text:span text:style-name="T20"><text:tab/></text:span><text:span text:style-name="T57">- </text:span><text:span text:style-name="T20">Pas plus de 1000 médias publiables par événement.</text:span></text:p>
      <text:p text:style-name="P7"><text:span text:style-name="T20"><text:tab/></text:span><text:span text:style-name="T57">- </text:span><text:span text:style-name="T20">Compatible Apache 2.4.7.</text:span></text:p>
      <text:p text:style-name="P8"><text:span text:style-name="T20"><text:tab/></text:span><text:span text:style-name="T57">- </text:span><text:span text:style-name="T21">Utilisation langage PHP version 5.5.9.</text:span></text:p>
      <text:p text:style-name="P8"><text:span text:style-name="T18"><text:tab/></text:span><text:span text:style-name="T57">- </text:span><text:span text:style-name="T21">Base de données mySQL 5.5.52.</text:span></text:p>
      <text:p text:style-name="P11"><text:span text:style-name="T21"><text:tab/></text:span><text:span text:style-name="T57">- </text:span><text:span text:style-name="T25">Nous ne nous occuperons pas de la maintenance du site.</text:span></text:p>
      <text:p text:style-name="P8"><text:span text:style-name="T21"/></text:p>
      <text:p text:style-name="P8"><text:span text:style-name="T21"/></text:p>
      <text:p text:style-name="P5"><text:span text:style-name="T18"><text:tab/><text:tab/></text:span><text:span text:style-name="T28">Contraintes techniques optionnelles :</text:span></text:p>
      <text:p text:style-name="P5"><text:span text:style-name="T18"><text:tab/><text:tab/></text:span><text:span text:style-name="T55">- </text:span><text:span text:style-name="T18">Accessibilité tout public.</text:span></text:p>
      <text:p text:style-name="P5"><text:span text:style-name="T18"/></text:p>
      <text:p text:style-name="P5"><text:span text:style-name="T18"/></text:p>
      <text:p text:style-name="P12">2.3 L’équipe</text:p>
      <text:p text:style-name="P23"/>
      <text:p text:style-name="P28"><text:tab/><text:span text:style-name="T10">L’équipe chargée de développer cette application est composée de, Thomas Sanceo, développeur Back-end et Gaël Venturin, développeur Front-end, tout deux apprenant de la Code Académie Rennes. </text:span></text:p>
      <text:p text:style-name="P23"/>
      <text:p text:style-name="P12">2.4 Documents annexes attendus</text:p>
      <text:p text:style-name="P23"/>
      <text:p text:style-name="P9"><text:span text:style-name="T57"><text:tab/>- </text:span><text:span text:style-name="T23">Notice d’installation.</text:span></text:p>
      <text:p text:style-name="P9"><text:span text:style-name="T23"><text:tab/></text:span><text:span text:style-name="T57">- </text:span><text:span text:style-name="T23">Spécifications techniques.</text:span></text:p>
      <text:p text:style-name="P23"/>
      <text:p text:style-name="P23"/>
      <text:p text:style-name="P12">2.5 Planning</text:p>
      <text:p text:style-name="P31"/>
      <text:p text:style-name="P31"/>
      <text:p text:style-name="P13">2.6 Inspirations</text:p>
      <text:p text:style-name="P3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1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48:18.258645521</meta:creation-date>
    <dc:date>2016-11-15T15:30:02.286423143</dc:date>
    <meta:editing-duration>PT3H1M22S</meta:editing-duration>
    <meta:editing-cycles>37</meta:editing-cycles>
    <meta:generator>LibreOffice/5.1.4.2$Linux_X86_64 LibreOffice_project/10m0$Build-2</meta:generator>
    <meta:document-statistic meta:table-count="0" meta:image-count="0" meta:object-count="0" meta:page-count="7" meta:paragraph-count="58" meta:word-count="512" meta:character-count="3677" meta:non-whitespace-character-count="2842"/>
  </office:meta>
</office:document-meta>
</file>